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paragraph-properties fo:text-align="start" style:justify-single-word="false"/>
      <style:text-properties officeooo:paragraph-rsid="0008e55b"/>
    </style:style>
    <style:style style:name="P26" style:family="paragraph" style:parent-style-name="Standard">
      <style:paragraph-properties fo:text-align="start" style:justify-single-word="false"/>
      <style:text-properties officeooo:paragraph-rsid="00231bc0"/>
    </style:style>
    <style:style style:name="P27" style:family="paragraph" style:parent-style-name="Standard">
      <style:paragraph-properties fo:text-align="start" style:justify-single-word="false"/>
      <style:text-properties officeooo:paragraph-rsid="00245c20"/>
    </style:style>
    <style:style style:name="P28" style:family="paragraph" style:parent-style-name="Standard">
      <style:paragraph-properties fo:text-align="start" style:justify-single-word="false"/>
      <style:text-properties fo:color="#006600" fo:language="fr" fo:country="FR" officeooo:paragraph-rsid="0008e55b"/>
    </style:style>
    <style:style style:name="P29" style:family="paragraph" style:parent-style-name="Standard">
      <style:paragraph-properties fo:text-align="start" style:justify-single-word="false"/>
      <style:text-properties fo:color="#006600" fo:language="fr" fo:country="FR" fo:background-color="transparent"/>
    </style:style>
    <style:style style:name="P30" style:family="paragraph" style:parent-style-name="Standard">
      <style:text-properties officeooo:paragraph-rsid="00245c20"/>
    </style:style>
    <style:style style:name="P31" style:family="paragraph" style:parent-style-name="Standard">
      <style:text-properties officeooo:paragraph-rsid="0017f3de"/>
    </style:style>
    <style:style style:name="P32" style:family="paragraph" style:parent-style-name="Standard">
      <style:text-properties officeooo:paragraph-rsid="001a524a"/>
    </style:style>
    <style:style style:name="P33" style:family="paragraph" style:parent-style-name="Standard">
      <style:paragraph-properties fo:text-align="start" style:justify-single-word="false"/>
      <style:text-properties fo:color="#009900" fo:language="fr" fo:country="FR" officeooo:paragraph-rsid="0008e55b"/>
    </style:style>
    <style:style style:name="P34" style:family="paragraph" style:parent-style-name="Standard">
      <style:paragraph-properties fo:text-align="start" style:justify-single-word="false"/>
      <style:text-properties fo:color="#009900" officeooo:paragraph-rsid="0008e55b"/>
    </style:style>
    <style:style style:name="P35" style:family="paragraph" style:parent-style-name="Standard">
      <style:text-properties fo:color="#0000ff"/>
    </style:style>
    <style:style style:name="P36" style:family="paragraph" style:parent-style-name="Standard">
      <style:text-properties fo:color="#0000ff" fo:language="fr" fo:country="FR"/>
    </style:style>
    <style:style style:name="P37" style:family="paragraph" style:parent-style-name="Standard">
      <style:paragraph-properties fo:text-align="start" style:justify-single-word="false"/>
      <style:text-properties fo:color="#0000ff" fo:language="fr" fo:country="FR"/>
    </style:style>
    <style:style style:name="P38" style:family="paragraph" style:parent-style-name="Standard">
      <style:paragraph-properties fo:text-align="start" style:justify-single-word="false"/>
      <style:text-properties fo:color="#0000ff" fo:language="fr" fo:country="FR" fo:background-color="transparent"/>
    </style:style>
    <style:style style:name="P39" style:family="paragraph" style:parent-style-name="Standard">
      <style:text-properties fo:color="#0000ff" style:font-name="Calibri" fo:font-size="12pt" style:font-size-asian="12pt" style:font-size-complex="12pt"/>
    </style:style>
    <style:style style:name="P40" style:family="paragraph" style:parent-style-name="Standard">
      <style:text-properties fo:color="#0000ff" fo:background-color="transparent"/>
    </style:style>
    <style:style style:name="P41" style:family="paragraph" style:parent-style-name="Standard">
      <style:paragraph-properties fo:text-align="start" style:justify-single-word="false"/>
      <style:text-properties fo:color="#0000ff" fo:background-color="transparent"/>
    </style:style>
    <style:style style:name="P42" style:family="paragraph" style:parent-style-name="Standard">
      <style:text-properties fo:color="#000000" fo:language="fr" fo:country="FR"/>
    </style:style>
    <style:style style:name="P43" style:family="paragraph" style:parent-style-name="Standard">
      <style:paragraph-properties fo:text-align="start" style:justify-single-word="false"/>
      <style:text-properties fo:color="#000000" fo:language="fr" fo:country="FR"/>
    </style:style>
    <style:style style:name="P44" style:family="paragraph" style:parent-style-name="Standard">
      <style:paragraph-properties fo:text-align="start" style:justify-single-word="false"/>
      <style:text-properties fo:color="#000000" fo:language="fr" fo:country="FR" fo:background-color="transparent"/>
    </style:style>
    <style:style style:name="P45" style:family="paragraph" style:parent-style-name="Standard">
      <style:paragraph-properties fo:text-align="start" style:justify-single-word="false"/>
      <style:text-properties fo:color="#000000" fo:language="fr" fo:country="FR" officeooo:paragraph-rsid="00295eec" fo:background-color="transparent"/>
    </style:style>
    <style:style style:name="P46"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7"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8"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9"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50"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51"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2"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3"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4"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5"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6"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57"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58"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59"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60"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61"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62"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3" style:family="paragraph" style:parent-style-name="Standard">
      <style:paragraph-properties fo:text-align="start" style:justify-single-word="false"/>
      <style:text-properties fo:color="#000000"/>
    </style:style>
    <style:style style:name="P64" style:family="paragraph" style:parent-style-name="Standard">
      <style:paragraph-properties fo:text-align="start" style:justify-single-word="false"/>
      <style:text-properties fo:color="#000000" fo:background-color="transparent"/>
    </style:style>
    <style:style style:name="P65" style:family="paragraph" style:parent-style-name="Standard">
      <style:text-properties fo:color="#0000cc" fo:language="fr" fo:country="FR"/>
    </style:style>
    <style:style style:name="P66" style:family="paragraph" style:parent-style-name="Standard">
      <style:text-properties style:font-name="Liberation Serif" fo:font-size="12pt" style:font-size-asian="12pt" style:font-size-complex="12pt"/>
    </style:style>
    <style:style style:name="P67" style:family="paragraph" style:parent-style-name="Standard">
      <style:text-properties officeooo:rsid="0049453f" officeooo:paragraph-rsid="0049453f"/>
    </style:style>
    <style:style style:name="P68"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69" style:family="paragraph" style:parent-style-name="Text_20_body">
      <style:text-properties officeooo:paragraph-rsid="0008e55b"/>
    </style:style>
    <style:style style:name="P70" style:family="paragraph" style:parent-style-name="List_20_Contents">
      <style:paragraph-properties fo:margin-left="0cm" fo:margin-right="0cm" fo:text-indent="0cm" style:auto-text-indent="false"/>
    </style:style>
    <style:style style:name="P71" style:family="paragraph" style:parent-style-name="List_20_Contents">
      <style:text-properties fo:color="#0000ff"/>
    </style:style>
    <style:style style:name="P72" style:family="paragraph" style:parent-style-name="Preformatted_20_Text">
      <style:text-properties fo:color="#0000ff" style:font-name="Calibri" fo:font-size="12pt" style:font-size-asian="12pt" style:font-size-complex="12pt"/>
    </style:style>
    <style:style style:name="P73" style:family="paragraph" style:parent-style-name="Preformatted_20_Text">
      <style:text-properties style:font-name="Liberation Serif" fo:font-size="12pt" style:font-size-asian="12pt" style:font-size-complex="12pt"/>
    </style:style>
    <style:style style:name="P74" style:family="paragraph" style:parent-style-name="Standard" style:list-style-name="L1"/>
    <style:style style:name="P75" style:family="paragraph" style:parent-style-name="Standard" style:list-style-name="L1">
      <style:text-properties officeooo:paragraph-rsid="00231bc0"/>
    </style:style>
    <style:style style:name="P76" style:family="paragraph" style:parent-style-name="Standard" style:list-style-name="L1">
      <style:text-properties officeooo:paragraph-rsid="00245c20"/>
    </style:style>
    <style:style style:name="P77" style:family="paragraph" style:parent-style-name="Standard" style:list-style-name="L1">
      <style:text-properties fo:language="fr" fo:country="FR"/>
    </style:style>
    <style:style style:name="P78" style:family="paragraph" style:parent-style-name="Standard" style:list-style-name="L1">
      <style:text-properties fo:language="fr" fo:country="FR" officeooo:paragraph-rsid="000c0670"/>
    </style:style>
    <style:style style:name="P79" style:family="paragraph" style:parent-style-name="Standard" style:list-style-name="L1">
      <style:text-properties fo:language="fr" fo:country="FR" officeooo:rsid="000e97bb" officeooo:paragraph-rsid="0010823d"/>
    </style:style>
    <style:style style:name="P80" style:family="paragraph" style:parent-style-name="Standard" style:list-style-name="L1">
      <style:text-properties fo:language="fr" fo:country="FR" officeooo:rsid="0012fa68" officeooo:paragraph-rsid="00134090"/>
    </style:style>
    <style:style style:name="P81" style:family="paragraph" style:parent-style-name="Standard" style:list-style-name="L1">
      <style:text-properties fo:language="fr" fo:country="FR" officeooo:rsid="0012fa68" officeooo:paragraph-rsid="0014b3cd"/>
    </style:style>
    <style:style style:name="P82" style:family="paragraph" style:parent-style-name="Standard" style:list-style-name="L1">
      <style:text-properties fo:language="fr" fo:country="FR" officeooo:rsid="0017f3de" officeooo:paragraph-rsid="0017f3de"/>
    </style:style>
    <style:style style:name="P83" style:family="paragraph" style:parent-style-name="Standard" style:list-style-name="L1">
      <style:text-properties fo:language="fr" fo:country="FR" officeooo:rsid="0017177f" officeooo:paragraph-rsid="0017f3de"/>
    </style:style>
    <style:style style:name="P84" style:family="paragraph" style:parent-style-name="Standard" style:list-style-name="L1">
      <style:text-properties fo:language="fr" fo:country="FR" officeooo:rsid="001a524a" officeooo:paragraph-rsid="001a524a"/>
    </style:style>
    <style:style style:name="P85" style:family="paragraph" style:parent-style-name="Standard" style:list-style-name="L1">
      <style:text-properties fo:language="fr" fo:country="FR" officeooo:rsid="001c12d4" officeooo:paragraph-rsid="001c12d4"/>
    </style:style>
    <style:style style:name="P86" style:family="paragraph" style:parent-style-name="Standard" style:list-style-name="L1">
      <style:text-properties fo:language="fr" fo:country="FR" officeooo:rsid="001cf62b" officeooo:paragraph-rsid="001cf62b"/>
    </style:style>
    <style:style style:name="P87" style:family="paragraph" style:parent-style-name="Standard" style:list-style-name="L1">
      <style:text-properties fo:language="fr" fo:country="FR" officeooo:rsid="001cf62b" officeooo:paragraph-rsid="00204b03"/>
    </style:style>
    <style:style style:name="P88" style:family="paragraph" style:parent-style-name="Standard" style:list-style-name="L1">
      <style:text-properties fo:language="fr" fo:country="FR" officeooo:rsid="001cf62b" officeooo:paragraph-rsid="002245c2"/>
    </style:style>
    <style:style style:name="P89" style:family="paragraph" style:parent-style-name="Standard" style:list-style-name="L1">
      <style:paragraph-properties fo:text-align="start" style:justify-single-word="false"/>
      <style:text-properties officeooo:paragraph-rsid="0008e55b"/>
    </style:style>
    <style:style style:name="P90" style:family="paragraph" style:parent-style-name="Standard" style:list-style-name="L1">
      <style:text-properties fo:color="#0000ff" fo:language="fr" fo:country="FR"/>
    </style:style>
    <style:style style:name="P91" style:family="paragraph" style:parent-style-name="Standard" style:list-style-name="L1">
      <style:paragraph-properties fo:text-align="start" style:justify-single-word="false"/>
      <style:text-properties fo:color="#0000ff" fo:language="fr" fo:country="FR" fo:background-color="transparent"/>
    </style:style>
    <style:style style:name="P92" style:family="paragraph" style:parent-style-name="Standard" style:list-style-name="L1">
      <style:text-properties fo:color="#0000ff"/>
    </style:style>
    <style:style style:name="P93" style:family="paragraph" style:parent-style-name="Standard" style:list-style-name="L1">
      <style:paragraph-properties fo:text-align="start" style:justify-single-word="false"/>
      <style:text-properties fo:color="#0000ff"/>
    </style:style>
    <style:style style:name="P94" style:family="paragraph" style:parent-style-name="Standard" style:list-style-name="L1">
      <style:paragraph-properties fo:text-align="start" style:justify-single-word="false"/>
      <style:text-properties fo:color="#000000" fo:language="fr" fo:country="FR" fo:background-color="transparent"/>
    </style:style>
    <style:style style:name="P95"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96"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97"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98"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99"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100"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101"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102"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103"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104"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105" style:family="paragraph" style:parent-style-name="Standard" style:list-style-name="L1">
      <style:paragraph-properties fo:margin-top="0cm" fo:margin-bottom="0cm" loext:contextual-spacing="false"/>
    </style:style>
    <style:style style:name="P106"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00" officeooo:rsid="004c21db"/>
    </style:style>
    <style:style style:name="T25" style:family="text">
      <style:text-properties fo:color="#000000" officeooo:rsid="004db963"/>
    </style:style>
    <style:style style:name="T26" style:family="text">
      <style:text-properties fo:color="#000000" officeooo:rsid="004e2789"/>
    </style:style>
    <style:style style:name="T27" style:family="text">
      <style:text-properties fo:color="#000000" officeooo:rsid="004f93bc"/>
    </style:style>
    <style:style style:name="T28" style:family="text">
      <style:text-properties fo:color="#0000cc" style:font-name="Calibri" fo:font-size="12pt" style:font-size-asian="12pt" style:font-size-complex="12pt"/>
    </style:style>
    <style:style style:name="T29" style:family="text">
      <style:text-properties fo:font-weight="normal" style:font-weight-asian="normal" style:font-weight-complex="normal"/>
    </style:style>
    <style:style style:name="T30" style:family="text">
      <style:text-properties officeooo:rsid="00062dd7"/>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officeooo:rsid="000986a6"/>
    </style:style>
    <style:style style:name="T34" style:family="text">
      <style:text-properties fo:color="#21409a"/>
    </style:style>
    <style:style style:name="T35" style:family="text">
      <style:text-properties fo:color="#21409a" officeooo:rsid="000986a6"/>
    </style:style>
    <style:style style:name="T36" style:family="text">
      <style:text-properties fo:color="#21409a" officeooo:rsid="000a1010"/>
    </style:style>
    <style:style style:name="T37" style:family="text">
      <style:text-properties fo:color="#21409a" officeooo:rsid="0010823d"/>
    </style:style>
    <style:style style:name="T38" style:family="text">
      <style:text-properties fo:color="#21409a" officeooo:rsid="00134090"/>
    </style:style>
    <style:style style:name="T39" style:family="text">
      <style:text-properties fo:color="#21409a" officeooo:rsid="0014b3cd"/>
    </style:style>
    <style:style style:name="T40" style:family="text">
      <style:text-properties fo:color="#21409a" fo:language="fr" fo:country="FR" officeooo:rsid="0017177f"/>
    </style:style>
    <style:style style:name="T41" style:family="text">
      <style:text-properties fo:color="#21409a" officeooo:rsid="000c0670"/>
    </style:style>
    <style:style style:name="T42" style:family="text">
      <style:text-properties officeooo:rsid="000a1010"/>
    </style:style>
    <style:style style:name="T43" style:family="text">
      <style:text-properties officeooo:rsid="0010823d"/>
    </style:style>
    <style:style style:name="T44" style:family="text">
      <style:text-properties officeooo:rsid="0011b164"/>
    </style:style>
    <style:style style:name="T45" style:family="text">
      <style:text-properties officeooo:rsid="00134090"/>
    </style:style>
    <style:style style:name="T46" style:family="text">
      <style:text-properties officeooo:rsid="0014b3cd"/>
    </style:style>
    <style:style style:name="T47" style:family="text">
      <style:text-properties officeooo:rsid="0017f3de"/>
    </style:style>
    <style:style style:name="T48" style:family="text">
      <style:text-properties officeooo:rsid="001e7458"/>
    </style:style>
    <style:style style:name="T49" style:family="text">
      <style:text-properties officeooo:rsid="00204b03"/>
    </style:style>
    <style:style style:name="T50" style:family="text">
      <style:text-properties officeooo:rsid="002245c2"/>
    </style:style>
    <style:style style:name="T51" style:family="text">
      <style:text-properties officeooo:rsid="00231bc0"/>
    </style:style>
    <style:style style:name="T52" style:family="text">
      <style:text-properties officeooo:rsid="00260436"/>
    </style:style>
    <style:style style:name="T53" style:family="text">
      <style:text-properties officeooo:rsid="000c0670"/>
    </style:style>
    <style:style style:name="T54" style:family="text">
      <style:text-properties officeooo:rsid="002ad081"/>
    </style:style>
    <style:style style:name="T55" style:family="text">
      <style:text-properties officeooo:rsid="002dd341"/>
    </style:style>
    <style:style style:name="T56" style:family="text">
      <style:text-properties officeooo:rsid="002fe51d"/>
    </style:style>
    <style:style style:name="T57" style:family="text">
      <style:text-properties officeooo:rsid="003b623e"/>
    </style:style>
    <style:style style:name="T58" style:family="text">
      <style:text-properties officeooo:rsid="003ccafb"/>
    </style:style>
    <style:style style:name="T59" style:family="text">
      <style:text-properties officeooo:rsid="003dd42a"/>
    </style:style>
    <style:style style:name="T60" style:family="text">
      <style:text-properties style:text-position="super 58%"/>
    </style:style>
    <style:style style:name="T61" style:family="text">
      <style:text-properties officeooo:rsid="00450020"/>
    </style:style>
    <style:style style:name="T62" style:family="text">
      <style:text-properties officeooo:rsid="0045814e"/>
    </style:style>
    <style:style style:name="T63" style:family="text">
      <style:text-properties officeooo:rsid="004aaa52"/>
    </style:style>
    <style:style style:name="T64" style:family="text">
      <style:text-properties officeooo:rsid="0056c96e"/>
    </style:style>
    <style:style style:name="T65" style:family="text">
      <style:text-properties officeooo:rsid="005c43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3458453006" text:style-name="L1">
        <text:list-item>
          <text:p text:style-name="P74"><text:span text:style-name="T1">date</text:span> : renvoi<text:span text:style-name="T30">e</text:span> la date <text:span text:style-name="T30">et l’heure</text:span></text:p>
        </text:list-item>
      </text:list>
      <text:p text:style-name="Standard"/>
      <text:list xml:id="list230142891162560" text:continue-numbering="true" text:style-name="L1">
        <text:list-item>
          <text:p text:style-name="P74"><text:span text:style-name="T1">history</text:span> : renvoi l'historique des commandes</text:p>
        </text:list-item>
      </text:list>
      <text:p text:style-name="Standard"/>
      <text:list xml:id="list230142862863150" text:continue-numbering="true" text:style-name="L1">
        <text:list-item>
          <text:p text:style-name="P74"><text:span text:style-name="T1">whoami</text:span> : renvoi le nom d'utilisateur qui est connecté</text:p>
        </text:list-item>
      </text:list>
      <text:p text:style-name="Standard"/>
      <text:list xml:id="list230142123511106" text:continue-numbering="true" text:style-name="L1">
        <text:list-item>
          <text:p text:style-name="P74"><text:span text:style-name="T1">id user</text:span> : renvoi des informations de groupes et d’utilisateurs</text:p>
        </text:list-item>
      </text:list>
      <text:p text:style-name="Standard"/>
      <text:list xml:id="list230142413203326" text:continue-numbering="true" text:style-name="L1">
        <text:list-item>
          <text:p text:style-name="P74"><text:span text:style-name="T1">uname</text:span> : renvoi l’identité du système</text:p>
        </text:list-item>
      </text:list>
      <text:p text:style-name="Standard"/>
      <text:list xml:id="list230143759904319" text:continue-numbering="true" text:style-name="L1">
        <text:list-item>
          <text:p text:style-name="P74"><text:span text:style-name="T1">printenv HOME</text:span> : <text:s/>affiche la valeur de la variable d'environnement HOME</text:p>
        </text:list-item>
      </text:list>
      <text:p text:style-name="Standard"/>
      <text:list xml:id="list230143227197792" text:continue-numbering="true" text:style-name="L1">
        <text:list-item>
          <text:p text:style-name="P74"><text:span text:style-name="T1">pwd</text:span> :<text:span text:style-name="T11"> </text:span><text:span text:style-name="T12">(Print Working Directory) </text:span><text:span text:style-name="T11">affiche le nom du répertoire courant. </text:span></text:p>
        </text:list-item>
      </text:list>
      <text:p text:style-name="P3"/>
      <text:list xml:id="list230143216326225" text:continue-numbering="true" text:style-name="L1">
        <text:list-item>
          <text:p text:style-name="P77"><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4">-</text:span><text:span text:style-name="T35">F</text:span><text:span text:style-name="T33"> : affiche les dossiers avec un « / » a la fin et les raccourcis avec un « @ » a la fin</text:span></text:p>
      <text:p text:style-name="P3"><text:span text:style-name="T1">-d </text:span>: n'affiche pas le contenu des sous-répertoires</text:p>
      <text:p text:style-name="P3"><text:span text:style-name="T34">-</text:span><text:span text:style-name="T36">h</text:span><text:span text:style-name="T42">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2">i : affiche l’inode de chaque fichiers</text:span></text:p>
      <text:p text:style-name="P3"/>
      <text:list xml:id="list230142579151180" text:continue-numbering="true" text:style-name="L1">
        <text:list-item>
          <text:p text:style-name="P78"><text:span text:style-name="T41">cd chemin </text:span><text:span text:style-name="T53">: (Change directory) Accède au chemin. « . » est le dossier actuel. « .. » est le dossier parent. « ~ » est le dossier personnel.</text:span></text:p>
        </text:list-item>
      </text:list>
      <text:p text:style-name="P12"/>
      <text:list xml:id="list230142685077866" text:continue-numbering="true" text:style-name="L1">
        <text:list-item>
          <text:p text:style-name="P79"><text:span text:style-name="T34">du</text:span> <text:span text:style-name="T1"><text:s/>[-option]</text:span> : (Disk Usage) Renvoie la taille des <text:span text:style-name="T43">dossiers</text:span> du <text:span text:style-name="T43">répertoire</text:span> courant.</text:p>
        </text:list-item>
      </text:list>
      <text:p text:style-name="P13"><text:span text:style-name="T34">-</text:span><text:span text:style-name="T36">h</text:span><text:span text:style-name="T42"> : affiche les tailles d’une manière plus lisible pour l’humain</text:span></text:p>
      <text:p text:style-name="P13"><text:span text:style-name="T34">-</text:span><text:span text:style-name="T37">a</text:span><text:span text:style-name="T43"> : affiche également la taille des fichiers</text:span></text:p>
      <text:p text:style-name="P13">-<text:span text:style-name="T44">s : affiche uniquement la taille du répertoire courant</text:span></text:p>
      <text:p text:style-name="P13"/>
      <text:list xml:id="list230143709062757" text:continue-numbering="true" text:style-name="L1">
        <text:list-item>
          <text:p text:style-name="P80"><text:span text:style-name="T34">cat </text:span><text:span text:style-name="T5">[-option] </text:span><text:span text:style-name="T6">fichier</text:span><text:span text:style-name="T34"> </text:span>: <text:span text:style-name="T45">affiche</text:span> un fichier sur la sortie standard</text:p>
        </text:list-item>
      </text:list>
      <text:p text:style-name="P14"><text:span text:style-name="T34">-</text:span><text:span text:style-name="T38">n</text:span><text:span text:style-name="T45"> : affiche les numéros de lignes</text:span></text:p>
      <text:p text:style-name="P14"/>
      <text:list xml:id="list230142537621949" text:continue-numbering="true" text:style-name="L1">
        <text:list-item>
          <text:p text:style-name="P81"><text:span text:style-name="T39">less</text:span><text:span text:style-name="T5"> </text:span><text:span text:style-name="T6">fichier</text:span><text:span text:style-name="T34"> </text:span>: <text:span text:style-name="T45">affiche</text:span> un fichier sur la sortie standard <text:span text:style-name="T46">page par page ou ligne par ligne</text:span></text:p>
        </text:list-item>
      </text:list>
      <text:p text:style-name="P15"><text:span text:style-name="T34">SPACE </text:span>: avancer d’une page</text:p>
      <text:p text:style-name="P15"><text:span text:style-name="T34">ENTER</text:span> avancer d’une ligne</text:p>
      <text:p text:style-name="P15"><text:span text:style-name="T34">d </text:span>: avance d’une demi page</text:p>
      <text:p text:style-name="P15"><text:span text:style-name="T34">y </text:span>: reculer d’une ligne</text:p>
      <text:p text:style-name="P15"><text:span text:style-name="T34">u </text:span>: reculer d’une page</text:p>
      <text:p text:style-name="P15"><text:span text:style-name="T34">q </text:span>: arrêter la lecture</text:p>
      <text:p text:style-name="P15"><text:span text:style-name="T34">=</text:span> : indiaue le pourcentage de lecture et le nombre de byte lus</text:p>
      <text:p text:style-name="P16"><text:span text:style-name="T34">h </text:span>: affiche l’aide</text:p>
      <text:p text:style-name="P16"><text:span text:style-name="T34">/search </text:span>: rechercher search</text:p>
      <text:p text:style-name="P16"><text:span text:style-name="T34">n </text:span>: prochaine occurrence </text:p>
      <text:p text:style-name="P31"><text:span text:style-name="T40">N</text:span><text:span text:style-name="T13"> précédente occurrence</text:span></text:p>
      <text:p text:style-name="P17"/>
      <text:list xml:id="list230143566840761" text:continue-numbering="true" text:style-name="L1">
        <text:list-item>
          <text:p text:style-name="P82">head [-option] file : Affiche les premières lignes du fichier file</text:p>
        </text:list-item>
      </text:list>
      <text:p text:style-name="P18">-n x: affiche les x premières lignes</text:p>
      <text:p text:style-name="P17"><text:soft-page-break/></text:p>
      <text:p text:style-name="P17">------------------------------------------------------------------------------------------------------------------------</text:p>
      <text:p text:style-name="P17"/>
      <text:list xml:id="list230141967258507" text:continue-numbering="true" text:style-name="L1">
        <text:list-item>
          <text:p text:style-name="P83">t<text:span text:style-name="T47">ail [-option] file : Affiche les dernières lignes du fichier file</text:span></text:p>
        </text:list-item>
      </text:list>
      <text:p text:style-name="P18">-n x: affiche les x dernière lignes</text:p>
      <text:p text:style-name="P32"><text:span text:style-name="T14">-</text:span><text:span text:style-name="T15">f : (follow) suivre la fin d’un fichier au fur et a mesure de son evolution</text:span></text:p>
      <text:p text:style-name="P19"/>
      <text:p text:style-name="P19">------------------------------------------------------------------------------------------------------------------------</text:p>
      <text:p text:style-name="P19"/>
      <text:list xml:id="list230143443744485" text:continue-numbering="true" text:style-name="L1">
        <text:list-item>
          <text:p text:style-name="P84">touch file : Change la date de dernière modification du fichier file. Si le fichier n’existe pas celui ci est crée.</text:p>
        </text:list-item>
      </text:list>
      <text:p text:style-name="P19"/>
      <text:p text:style-name="P19">------------------------------------------------------------------------------------------------------------------------</text:p>
      <text:p text:style-name="P19"/>
      <text:list xml:id="list230142488926976" text:continue-numbering="true" text:style-name="L1">
        <text:list-item>
          <text:p text:style-name="P85">mkdir [-option] repository : Cree le dossier repository.</text:p>
        </text:list-item>
      </text:list>
      <text:p text:style-name="P4">-p : crée tout les dossiers intermédiaires si repository est un chemin</text:p>
      <text:p text:style-name="P8"/>
      <text:p text:style-name="P8">------------------------------------------------------------------------------------------------------------------------</text:p>
      <text:p text:style-name="P8"/>
      <text:list xml:id="list230142731701986" text:continue-numbering="true" text:style-name="L1">
        <text:list-item>
          <text:p text:style-name="P86">cp <text:span text:style-name="T48">[-option] </text:span>file <text:span text:style-name="T48">path/</text:span>copy : <text:span text:style-name="T49">(Copy)</text:span> Copie un fichier en copy <text:span text:style-name="T48">dans path</text:span></text:p>
        </text:list-item>
      </text:list>
      <text:p text:style-name="P5">-<text:span text:style-name="T48">R, -r : copie un dossier et son contenu</text:span></text:p>
      <text:p text:style-name="P8"/>
      <text:p text:style-name="P8">------------------------------------------------------------------------------------------------------------------------</text:p>
      <text:p text:style-name="P8"/>
      <text:list xml:id="list230143222309751" text:continue-numbering="true" text:style-name="L1">
        <text:list-item>
          <text:p text:style-name="P87">mv <text:s/><text:span text:style-name="T48">[-option] </text:span>file <text:span text:style-name="T48">path/name</text:span>: <text:span text:style-name="T49">(Move) Déplace</text:span> un fichier en <text:span text:style-name="T49">name</text:span> <text:span text:style-name="T48">dans path</text:span></text:p>
        </text:list-item>
      </text:list>
      <text:p text:style-name="P9"/>
      <text:p text:style-name="P9">------------------------------------------------------------------------------------------------------------------------</text:p>
      <text:p text:style-name="P9"/>
      <text:list xml:id="list230142493944148" text:continue-numbering="true" text:style-name="L1">
        <text:list-item>
          <text:p text:style-name="P88"><text:span text:style-name="T50">rm</text:span> <text:span text:style-name="T48">[-option] </text:span>file : <text:span text:style-name="T49">(Remove)</text:span> <text:span text:style-name="T51">Supprime</text:span> <text:span text:style-name="T51">le fichier file</text:span></text:p>
        </text:list-item>
      </text:list>
      <text:p text:style-name="P6">-<text:span text:style-name="T51">i : (interaction) demande une confirmation</text:span></text:p>
      <text:p text:style-name="P6">-<text:span text:style-name="T51">f : (force) force la suppression</text:span></text:p>
      <text:p text:style-name="P6">-<text:span text:style-name="T51">v: (verbose) affiche le log</text:span></text:p>
      <text:p text:style-name="P7">-<text:span text:style-name="T51">r : supprimer un dossier et son contenu</text:span></text:p>
      <text:p text:style-name="P10"/>
      <text:p text:style-name="P10">------------------------------------------------------------------------------------------------------------------------</text:p>
      <text:p text:style-name="P10"/>
      <text:list xml:id="list230142271499597" text:continue-numbering="true" text:style-name="L1">
        <text:list-item>
          <text:p text:style-name="P75"><text:span text:style-name="T7">rmdir</text:span><text:span text:style-name="T18"> </text:span><text:span text:style-name="T21">dossier </text:span><text:span text:style-name="T18">: </text:span><text:span text:style-name="T21">Supprime le dossier dossier (vide)</text:span>. </text:p>
        </text:list-item>
      </text:list>
      <text:p text:style-name="P26"/>
      <text:p text:style-name="P8">------------------------------------------------------------------------------------------------------------------------</text:p>
      <text:p text:style-name="P8"/>
      <text:list xml:id="list230141979615568" text:continue-numbering="true" text:style-name="L1">
        <text:list-item>
          <text:p text:style-name="P76"><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30"><text:span text:style-name="T22">-</text:span><text:span text:style-name="T23">s : crée un lien symbolique</text:span></text:p>
      <text:p text:style-name="P27"/>
      <text:p text:style-name="P11">------------------------------------------------------------------------------------------------------------------------</text:p>
      <text:p text:style-name="P11"/>
      <text:list xml:id="list230142818450391" text:continue-numbering="true" text:style-name="L1">
        <text:list-item>
          <text:p text:style-name="P76"><text:span text:style-name="T1">whereis</text:span><text:span text:style-name="T18"> : </text:span>localise les fichiers binaires, sources et de manuel d'une commande. </text:p>
        </text:list-item>
      </text:list>
      <text:p text:style-name="P25"/>
      <text:p text:style-name="P28">------------------------------------------------------------------------------------------------------------------------</text:p>
      <text:p text:style-name="P25"/>
      <text:list xml:id="list230142018803742" text:continue-numbering="true" text:style-name="L1">
        <text:list-item>
          <text:p text:style-name="P89"><text:span text:style-name="T1">which</text:span> : affiche le chemin complet du fichier passé en paramètre en recherchant celui-ci de la même manière que si la commande avait été utilisée dans un interpréteur de commande. <text:span text:style-name="T31">which</text:span> cherche le fichier dans la liste des répertoires contenu dans la variable <text:soft-page-break/>d'environnement PATH</text:p>
        </text:list-item>
      </text:list>
      <text:p text:style-name="P25"/>
      <text:p text:style-name="P28">------------------------------------------------------------------------------------------------------------------------</text:p>
      <text:p text:style-name="P25"/>
      <text:list xml:id="list230142995428601" text:continue-numbering="true" text:style-name="L1">
        <text:list-item>
          <text:p text:style-name="P89"><text:span text:style-name="T1">find</text:span> : cherche des fichiers dans un ou plusieurs répertoires selon des critères définis par l'utilisateur. </text:p>
        </text:list-item>
      </text:list>
      <text:p text:style-name="P69">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69"/>
      <text:p text:style-name="P33">------------------------------------------------------------------------------------------------------------------------</text:p>
      <text:p text:style-name="P34"/>
      <text:list xml:id="list230143197596749" text:continue-numbering="true" text:style-name="L1">
        <text:list-item>
          <text:p text:style-name="P89"><text:span text:style-name="T1">locate</text:span><text:span text:style-name="T18"> : permet de localiser un fichier. </text:span>À la différence des autres méthodes de recherche, <text:span text:style-name="T31">locate</text:span> ne cherche pas dans l'arborescence des répertoires les fichiers demandés mais dans une base de donnée mise régulièrement à jour (au moyen de la commande <text:span text:style-name="T31">updatedb</text:span>, que l'on automatise, si ce n'est pas déjà le cas, au moyen de <text:span text:style-name="T32">cron</text:span>). Cette base de données contient les références vers les fichiers contenus dans les répertoires du système. </text:p>
        </text:list-item>
      </text:list>
      <text:p text:style-name="P69">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230142950672485" text:continue-numbering="true" text:style-name="L1">
        <text:list-item>
          <text:p text:style-name="P74"><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230143901846496" text:continue-numbering="true" text:style-name="L1">
        <text:list-item>
          <text:p text:style-name="P74"><text:span text:style-name="T2">su user</text:span><text:span text:style-name="T11"> : prend l'identiter de user</text:span></text:p>
        </text:list-item>
      </text:list>
      <text:p text:style-name="P3"/>
      <text:p text:style-name="P22">------------------------------------------------------------------------------------------------------------------------</text:p>
      <text:p text:style-name="P3"/>
      <text:list xml:id="list230142094830044" text:continue-numbering="true" text:style-name="L1">
        <text:list-item>
          <text:p text:style-name="P74"><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230143768301798" text:continue-numbering="true" text:style-name="L1">
        <text:list-item>
          <text:p text:style-name="P77"><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230142445402319" text:continue-numbering="true" text:style-name="L1">
        <text:list-item>
          <text:p text:style-name="P77"><text:span text:style-name="T1">passwd</text:span> <text:span text:style-name="T54">user</text:span>: définir un nouveau mot de passe <text:span text:style-name="T54">pour user</text:span></text:p>
        </text:list-item>
      </text:list>
      <text:p text:style-name="P3"><text:span text:style-name="T1">-d</text:span> : supprime le mot de passe</text:p>
      <text:p text:style-name="P3"/>
      <text:p text:style-name="P3">------------------------------------------------------------------------------------------------------------------------</text:p>
      <text:p text:style-name="P3"/>
      <text:list xml:id="list230143895636262" text:continue-numbering="true" text:style-name="L1">
        <text:list-item>
          <text:p text:style-name="P77"><text:span text:style-name="T1">usermod</text:span> <text:span text:style-name="T55">[-option] user</text:span>: modifie les caractéristiques de utilisateur</text:p>
        </text:list-item>
      </text:list>
      <text:p text:style-name="P3"><text:span text:style-name="T1">--login newlogin </text:span>: change son login en newlogin</text:p>
      <text:p text:style-name="P3">-<text:span text:style-name="T55">l → pareil </text:span></text:p>
      <text:p text:style-name="P3"><text:span text:style-name="T1">--gid group</text:span> : change son groupe en group</text:p>
      <text:p text:style-name="P3">-<text:span text:style-name="T55">g → pareil</text:span></text:p>
      <text:p text:style-name="P3">-<text:span text:style-name="T55">G : grp1,grp2,… les groupes de user seront grp1, grp2, …</text:span></text:p>
      <text:p text:style-name="P20">-<text:span text:style-name="T55">a : permet d’ajouter plutot des groupes que de les remplacer </text:span></text:p>
      <text:p text:style-name="P3"/>
      <text:p text:style-name="P3">------------------------------------------------------------------------------------------------------------------------</text:p>
      <text:p text:style-name="P3"/>
      <text:list xml:id="list230142624847938" text:continue-numbering="true" text:style-name="L1">
        <text:list-item>
          <text:p text:style-name="P90">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230142251201904" text:continue-numbering="true" text:style-name="L1">
        <text:list-item>
          <text:p text:style-name="P92">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230142672860283" text:continue-numbering="true" text:style-name="L1">
        <text:list-item>
          <text:p text:style-name="P77"><text:span text:style-name="T1">echo [text]</text:span>: renvoi la ligne de texte text.</text:p>
        </text:list-item>
      </text:list>
      <text:p text:style-name="P3"/>
      <text:p text:style-name="P3">------------------------------------------------------------------------------------------------------------------------</text:p>
      <text:p text:style-name="P3"/>
      <text:list xml:id="list230143463577354" text:continue-numbering="true" text:style-name="L1">
        <text:list-item>
          <text:p text:style-name="P74"><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230143016897400" text:continue-numbering="true" text:style-name="L1">
        <text:list-item>
          <text:p text:style-name="P77"><text:span text:style-name="T1">wc </text:span><text:span text:style-name="T10">[file]</text:span><text:span text:style-name="T1"> [fichier]</text:span> : renvoi le nombre de lignes, de mots et de caratères de ficher.</text:p>
          <text:p text:style-name="P77">-<text:span text:style-name="T59">l : compte le nombre de ligne</text:span></text:p>
          <text:p text:style-name="P77">-<text:span text:style-name="T59">w : compte le nombre de mots</text:span></text:p>
          <text:p text:style-name="P77">-<text:span text:style-name="T59">c : compte le nombre d’octets</text:span></text:p>
          <text:p text:style-name="P77">-<text:span text:style-name="T59">m:compte le nombre de charatères</text:span></text:p>
        </text:list-item>
      </text:list>
      <text:p text:style-name="P23"/>
      <text:p text:style-name="P3">------------------------------------------------------------------------------------------------------------------------</text:p>
      <text:p text:style-name="P3"/>
      <text:list xml:id="list230143553703683" text:continue-numbering="true" text:style-name="L1">
        <text:list-item>
          <text:p text:style-name="P77"><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230143308161611" text:continue-numbering="true" text:style-name="L1">
        <text:list-item>
          <text:p text:style-name="P74"><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230142119817797" text:continue-numbering="true" text:style-name="L1">
        <text:list-item>
          <text:p text:style-name="P74"><text:span text:style-name="T1">(B#x)</text:span> : x dans la base B.</text:p>
        </text:list-item>
      </text:list>
      <text:p text:style-name="P3"/>
      <text:p text:style-name="P3">------------------------------------------------------------------------------------------------------------------------</text:p>
      <text:p text:style-name="P3"/>
      <text:list xml:id="list230142624619464" text:continue-numbering="true" text:style-name="L1">
        <text:list-item>
          <text:p text:style-name="P74"><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59">o file : enregistre le résultat dans un fichier</text:span></text:p>
      <text:p text:style-name="Standard">-<text:span text:style-name="T59">R : trie aléatoire</text:span></text:p>
      <text:p text:style-name="P3"/>
      <text:p text:style-name="P3">------------------------------------------------------------------------------------------------------------------------</text:p>
      <text:p text:style-name="P3"/>
      <text:list xml:id="list230142235133283" text:continue-numbering="true" text:style-name="L1">
        <text:list-item>
          <text:p text:style-name="P92">hexdump [-option] file : convertit les charactères de file</text:p>
        </text:list-item>
      </text:list>
      <text:p text:style-name="P35">-b : affiche le fichier en octal</text:p>
      <text:p text:style-name="P36">-C : affiche le fichier en héxadécimal</text:p>
      <text:p text:style-name="P3"/>
      <text:p text:style-name="P3">------------------------------------------------------------------------------------------------------------------------</text:p>
      <text:p text:style-name="P3"/>
      <text:list xml:id="list230143395137607" text:continue-numbering="true" text:style-name="L1">
        <text:list-item>
          <text:p text:style-name="P92">echo [-option] {text}</text:p>
        </text:list-item>
      </text:list>
      <text:p text:style-name="P35">-e : interprète les caractères échapés par un backslash</text:p>
      <text:p text:style-name="P35">-n : n'affiche pas de retour à la ligne en sortie</text:p>
      <text:p text:style-name="P35">interprétations ave “-e” :</text:p>
      <text:p text:style-name="P35">→ \0NNN <text:s/>byte with octal value NNN (1 to 3 digits)</text:p>
      <text:p text:style-name="P36">→ \xHH <text:s text:c="2"/>byte with hexadecimal value HH (1 to 2 digits)</text:p>
      <text:p text:style-name="P36"/>
      <text:p text:style-name="P42">------------------------------------------------------------------------------------------------------------------------</text:p>
      <text:p text:style-name="P3"/>
      <text:list xml:id="list230142572696129" text:continue-numbering="true" text:style-name="L1">
        <text:list-item>
          <text:p text:style-name="P106">sed [-option] [script] [fichier] </text:p>
        </text:list-item>
      </text:list>
      <text:p text:style-name="List_20_Heading"><text:span text:style-name="T1">-n</text:span> : écrit seulement les lignes spécifiées (par l'option /p) sur la sortie standard </text:p>
      <text:p text:style-name="P70"><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71">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230143934246378" text:continue-numbering="true" text:style-name="L1">
        <text:list-item>
          <text:p text:style-name="P92">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230142845884372" text:continue-numbering="true" text:style-name="L1">
        <text:list-item>
          <text:p text:style-name="P105"><text:span text:style-name="T28">ps : process</text:span><text:span text:style-name="T4"> snapshot </text:span><text:span text:style-name="T20">: affiche l'état des processus en cours.</text:span></text:p>
        </text:list-item>
      </text:list>
      <text:p text:style-name="P68">--user ID <text:span text:style-name="T18">: sélectionne par ID</text:span></text:p>
      <text:p text:style-name="P68">--tty tty <text:span text:style-name="T18">:sélectionne par tty</text:span></text:p>
      <text:p text:style-name="P39">--pid <text:span text:style-name="T18">: sélectionne par PID</text:span></text:p>
      <text:p text:style-name="P39">--ppid<text:span text:style-name="T18"> : sélectionne par PPID</text:span></text:p>
      <text:p text:style-name="P39">-C cmd<text:span text:style-name="T18"> : sélectionne par nom de commande</text:span></text:p>
      <text:p text:style-name="P39">o list1,list2,list3 <text:span text:style-name="T18">: affiche les processus selon le format demandé (avec list1= ppid, list2 = tty … par exemple)</text:span></text:p>
      <text:p text:style-name="P72">-A <text:span text:style-name="T18">: (autres) présente également les processus des <text:s/>autres utilisateurs. →</text:span><text:span text:style-name="T24"> -e</text:span></text:p>
      <text:p text:style-name="P72">x<text:span text:style-name="T18"> : affiche <text:s/>les <text:s/>processus <text:s/>qui n'ont pas de terminal de contrôle.</text:span></text:p>
      <text:p text:style-name="P72"><text:soft-page-break/><text:span text:style-name="T29">F </text:span><text:span text:style-name="T19">: </text:span><text:span text:style-name="T18">(forêt) <text:s/>affiche les arbres généalogiques des processus.</text:span></text:p>
      <text:p text:style-name="P72"><text:span text:style-name="T18">-</text:span><text:span text:style-name="T25">H : affiche sous forme hiérarchique </text:span></text:p>
      <text:p text:style-name="P72"><text:span text:style-name="T25">-</text:span><text:span text:style-name="T26">u processus lancé</text:span><text:span text:style-name="T27">s</text:span><text:span text:style-name="T26"> par l’utilisateur</text:span></text:p>
      <text:p text:style-name="Standard"/>
      <text:p text:style-name="P3">------------------------------------------------------------------------------------------------------------------------</text:p>
      <text:p text:style-name="Standard"/>
      <text:list xml:id="list230143743377423" text:continue-numbering="true" text:style-name="L1">
        <text:list-item>
          <text:p text:style-name="P77"><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65">-execdir cmd<text:span text:style-name="T18"> : comme </text:span>exec<text:span text:style-name="T18"> à la différence que le répertoire où s’effectuera la commande sera celui où find a matché. </text:span></text:p>
      <text:p text:style-name="P65"><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5"/>
      <text:list xml:id="list230142483364942" text:continue-numbering="true" text:style-name="L1">
        <text:list-item>
          <text:p text:style-name="P74"><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58">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66"/>
      <text:p text:style-name="P73">*Dans <text:s/>les <text:s/>expressions <text:s/>régulières <text:s/>simples, les méta-caractères ?, +, {, |, (, et ) perdent <text:s/>leurs <text:s/>significations spéciales, il faut utiliser à la place leurs versions avec backSlash \?, \+, \{, \|, \(, et \).</text:p>
      <text:p text:style-name="P73">*Dans grep -E <text:s/>le <text:s/>méta-caractère <text:s/>{ <text:s/>perd <text:s/>sa <text:s/>signification spéciale, il faut utiliser \{ à la place.</text:p>
      <text:p text:style-name="P66"/>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58"> rgrep</text:span></text:p>
      <text:p text:style-name="P67">-I : exclu les fichiers binaires</text:p>
      <text:p text:style-name="Standard"/>
      <text:p text:style-name="P3">------------------------------------------------------------------------------------------------------------------------</text:p>
      <text:p text:style-name="P3"/>
      <text:list xml:id="list230143817015431" text:continue-numbering="true" text:style-name="L1">
        <text:list-item>
          <text:p text:style-name="P93"><text:soft-page-break/>seq [n0] [i] n : <text:span text:style-name="T18">retourne les entiers de n0 jusqu'à n en incrémentant de i</text:span></text:p>
        </text:list-item>
      </text:list>
      <text:p text:style-name="P63">n0 par défaut 1</text:p>
      <text:p text:style-name="P63">i par défaut 1</text:p>
      <text:p text:style-name="P37"/>
      <text:p text:style-name="P43">------------------------------------------------------------------------------------------------------------------------</text:p>
      <text:p text:style-name="P37"/>
      <text:list xml:id="list230142218738652" text:continue-numbering="true" text:style-name="L1">
        <text:list-item>
          <text:p text:style-name="P91">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40">-d delim : <text:span text:style-name="T18">change le délimiteur. Par défaut \n <text:s text:c="3"/><text:tab/>!= séparateur !</text:span></text:p>
      <text:p text:style-name="P40">-N n : <text:span text:style-name="T18">lit n caractères, ignore les séparateurs</text:span></text:p>
      <text:p text:style-name="P38"><text:span text:style-name="T18">séparateurs : par défaut </text:span>IFS<text:span text:style-name="T18">=$' \t\n' <text:s/>→ espace, tabulation, retour chariot </text:span></text:p>
      <text:p text:style-name="P29"/>
      <text:p text:style-name="P44">------------------------------------------------------------------------------------------------------------------------</text:p>
      <text:p text:style-name="P44"/>
      <text:list xml:id="list230143385139637" text:continue-numbering="true" text:style-name="L1">
        <text:list-item>
          <text:p text:style-name="P94"><text:span text:style-name="T1">git </text:span>: logiciel de gestion de version</text:p>
        </text:list-item>
      </text:list>
      <text:p text:style-name="P44"><text:span text:style-name="T1">git init</text:span> : initialise un repository git vide</text:p>
      <text:p text:style-name="P44"><text:span text:style-name="T1">git status</text:span> : renvoie l'état du repository</text:p>
      <text:p text:style-name="P64"><text:span text:style-name="T1">git log</text:span> : affiche la liste des commits</text:p>
      <text:p text:style-name="P64"><text:span text:style-name="T1">git log --oneline</text:span> : comme git log mais sur une ligne</text:p>
      <text:p text:style-name="P64"><text:span text:style-name="T1">git add [files]</text:span> : ajoute files à la liste des commits</text:p>
      <text:p text:style-name="P64"><text:span text:style-name="T1">git commit -m ''message''</text:span> : commit les fichiers qui sont dans la liste des commits avec le message message</text:p>
      <text:p text:style-name="P64"><text:span text:style-name="T1">git checkout [id]</text:span> : revient au commit correspondant à id</text:p>
      <text:p text:style-name="P41">git remote add origin [url]<text:span text:style-name="T18"> : définit l'adresse où l'on push</text:span></text:p>
      <text:p text:style-name="P41">git push --set-upstream origin master <text:span text:style-name="T18">: associe master avec origin</text:span></text:p>
      <text:p text:style-name="P41">git push<text:span text:style-name="T18"> : envoie les commit dans origin</text:span></text:p>
      <text:p text:style-name="P41">git pull <text:span text:style-name="T18">: récupère les commit de origin</text:span></text:p>
      <text:p text:style-name="P64"><text:span text:style-name="T1">git remote </text:span>: liste les dépots distants</text:p>
      <text:p text:style-name="P64"><text:span text:style-name="T1">git remote -v </text:span>: comme git remote avec les url</text:p>
      <text:p text:style-name="P64"><text:span text:style-name="T1">git clone [link]</text:span> : clone le repositry</text:p>
      <text:p text:style-name="P64"><text:span text:style-name="T1">git branch newbranch</text:span> : crée une nouvelle branche newbranch</text:p>
      <text:p text:style-name="P64"><text:span text:style-name="T1">git merge branch</text:span> : incorpore les changements de branch à la branche actuelle</text:p>
      <text:p text:style-name="P64"/>
      <text:p text:style-name="P44">------------------------------------------------------------------------------------------------------------------------</text:p>
      <text:p text:style-name="Standard"/>
      <text:list xml:id="list230142980185211" text:continue-numbering="true" text:style-name="L1">
        <text:list-item>
          <text:p text:style-name="P74"><text:span text:style-name="T1">ssh-keygen -t rsa -C "votre email@mondomaine"</text:span> : créer une clée ssh</text:p>
        </text:list-item>
      </text:list>
      <text:p text:style-name="P44"/>
      <text:p text:style-name="P44"/>
      <text:p text:style-name="P45"/>
      <text:p text:style-name="P46">sudo  cmd : (Substitute User Do) exécute la commande cmd en root</text:p>
      <text:p text:style-name="P46"/>
      <text:p text:style-name="P46">su user : changer d’utilisateur, sans nom d’utilisateur indiqué permet de passer en root</text:p>
      <text:p text:style-name="P46"/>
      <text:p text:style-name="P47">adduser user : ajouter l’utilisateur user de manière interactive</text:p>
      <text:p text:style-name="P47"/>
      <text:p text:style-name="P47">deluser [-option] user : supprime le compte de user</text:p>
      <text:p text:style-name="P47">--remove-home : supprime également le répertoire personnel</text:p>
      <text:p text:style-name="P47"/>
      <text:p text:style-name="P48">addgroup name : crée le groupe name</text:p>
      <text:p text:style-name="P48"/>
      <text:p text:style-name="P49">delgroup name : supprime le groupe name</text:p>
      <text:p text:style-name="P49"><text:soft-page-break/></text:p>
      <text:p text:style-name="P50">chown user file : change le propriétaire du fichier file et le met à user</text:p>
      <text:p text:style-name="P50">chown user:gourp file : change le propriétaire du fichier file et le met à user et le groupe du fichier file et le met à group</text:p>
      <text:p text:style-name="P50">-<text:span text:style-name="T56">R : de manière récurssive pour les sous dossiers</text:span></text:p>
      <text:p text:style-name="P50"/>
      <text:p text:style-name="P50"><text:span text:style-name="T56">chgrp</text:span> group file : change le group du fichier file et le met à group</text:p>
      <text:p text:style-name="P50"/>
      <text:p text:style-name="P51">apt-get update : mettre à jour le cache des paquets</text:p>
      <text:p text:style-name="P51">apt-cache search name : rechercher le paquet name</text:p>
      <text:p text:style-name="P51">apt-cache show paquet : avoir une description du paquet paquet</text:p>
      <text:p text:style-name="P51">apt-get install paquet : installe le paquet paquet</text:p>
      <text:p text:style-name="P52">apt-get remove paquet : désinstalle le paquet paquet</text:p>
      <text:p text:style-name="P52">apt-get autoremove paquet : paquet : désinstalle le paquet et ses dépendances non utilisées</text:p>
      <text:p text:style-name="P52">apt-get upgrade : met à jours tous les paquets installés</text:p>
      <text:p text:style-name="P52">apt-get autoremove –purge : <text:span text:style-name="T57">comme <text:s/>autoremove mais supprime en plus les fichiers de configuration</text:span></text:p>
      <text:p text:style-name="P52"/>
      <text:p text:style-name="P53">man cmd : affiche la page manuelle de cmd</text:p>
      <text:p text:style-name="P54">apropos name : affiches les commandes en rapport avec name</text:p>
      <text:p text:style-name="P55">whatis cmd : affiche la description de la commande cmd</text:p>
      <text:p text:style-name="P55"/>
      <text:p text:style-name="P56">uniq [option] file [output] : supprime les lignes identiques et les écrit dans output si spécifié, sur la sortie standard sinon</text:p>
      <text:p text:style-name="P56">-c : affiche le nombre d’occurrences</text:p>
      <text:p text:style-name="P56">-d : affiche uniquement les doublons</text:p>
      <text:p text:style-name="P56">-u : affiche unique ment les ligne uniques</text:p>
      <text:p text:style-name="P56"/>
      <text:p text:style-name="P57">cut [option] file :</text:p>
      <text:p text:style-name="P57">-c -nb : du 1<text:span text:style-name="T60">er</text:span> charactère au nb ème <text:s/></text:p>
      <text:p text:style-name="P57">-c nb- : du nb ème au dernier charatère</text:p>
      <text:p text:style-name="P57">-d delim : utilise delim comme délimiteur. <text:span text:style-name="T61">Default → tab</text:span></text:p>
      <text:p text:style-name="P57">-f <text:span text:style-name="T62">nb</text:span> : <text:span text:style-name="T62">indique le numéro du champ à couper</text:span></text:p>
      <text:p text:style-name="P57"/>
      <text:p text:style-name="P58">uptime : affiche la durée de fonctionnement de l’ordinateur <text:span text:style-name="T63">ainsi que sa charge moyenne</text:span></text:p>
      <text:p text:style-name="P58"/>
      <text:p text:style-name="P59">tload : affiche graphiquement la charge de l’ordinateur</text:p>
      <text:p text:style-name="P59"/>
      <text:p text:style-name="P60">who : affiche les personnes connectées sur la machine</text:p>
      <text:p text:style-name="P60"/>
      <text:p text:style-name="P60">w : d\te + uptime + who</text:p>
      <text:p text:style-name="P60"/>
      <text:p text:style-name="P61">top : affiches les processus de manière dynamique</text:p>
      <text:p text:style-name="P61"/>
      <text:p text:style-name="P61">kill PID : arrêter le processus correspondant à PID</text:p>
      <text:p text:style-name="P61">-9 : force brute</text:p>
      <text:p text:style-name="P61"/>
      <text:p text:style-name="P61">killall name : arrête tout les processus name</text:p>
      <text:p text:style-name="P61"/>
      <text:p text:style-name="P62">halt, poweroff, reboot, shutdow : arrête, met hors tension, redémarre la machine</text:p>
      <text:p text:style-name="P61"/>
      <text:p text:style-name="P96">cmd&amp; : exécute cmd en arrière plan</text:p>
      <text:p text:style-name="P96"><text:soft-page-break/></text:p>
      <text:p text:style-name="P96">nohup cmd : détache cmd de la console et ses sorties sont redirigées vers un fichier nohup.out</text:p>
      <text:p text:style-name="P96"/>
      <text:p text:style-name="P97">bg : background → met le processus en arrière plan</text:p>
      <text:p text:style-name="P97"/>
      <text:p text:style-name="P98">jobs : liste les processus en arrière plan</text:p>
      <text:p text:style-name="P98"/>
      <text:p text:style-name="P99">fg %n : renvoie le processus n en pr<text:span text:style-name="T64">e</text:span>mier plan</text:p>
      <text:p text:style-name="P99"/>
      <text:p text:style-name="P100">screen : émulateur de terminaux</text:p>
      <text:p text:style-name="P100"/>
      <text:p text:style-name="P101">at : exécute une commande ultérieurement</text:p>
      <text:p text:style-name="P102">atq : liste les jobs en attente</text:p>
      <text:p text:style-name="P102">atrm n : supprime le job n</text:p>
      <text:p text:style-name="P102"/>
      <text:p text:style-name="P103">sleep n : fait une pause de n secondes</text:p>
      <text:p text:style-name="P103"/>
      <text:p text:style-name="P104">crontab [option] : modifier la liste des programmes à exécuter ultérieurement</text:p>
      <text:p text:style-name="P103">-<text:span text:style-name="T65">l : afficher la liste</text:span></text:p>
      <text:p text:style-name="P103">-<text:span text:style-name="T65">e : éditer la liste</text:span></text:p>
      <text:p text:style-name="P103">-<text:span text:style-name="T65">r : vider la li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7T22:45:57.942122359</dc:date>
    <meta:editing-duration>PT18H22M49S</meta:editing-duration>
    <meta:editing-cycles>119</meta:editing-cycles>
    <meta:generator>LibreOffice/6.0.7.3$Linux_X86_64 LibreOffice_project/00m0$Build-3</meta:generator>
    <meta:document-statistic meta:table-count="0" meta:image-count="0" meta:object-count="0" meta:page-count="11" meta:paragraph-count="350" meta:word-count="3371" meta:character-count="23320" meta:non-whitespace-character-count="20123"/>
  </office:meta>
</office:document-meta>
</file>